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ingDestinationResolverProxy.CachingDestinationResolverProxy( DestinationResolver &lt; D &gt; targetDestination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ingDestinationResolverProxy.resolveDestination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achingDestinationResolverProxy.CachingDestinationResolver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achingDestinationResolverProxy.afterProperties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chingDestinationResolverProxy.setTargetDestinationResolver( DestinationResolver &lt; D &gt; targetDestination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